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65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5cm"/>
    </style:style>
    <style:style style:name="co5" style:family="table-column">
      <style:table-column-properties fo:break-before="auto" style:column-width="5.30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Arial" style:font-name-asian="Droid Sans" style:font-name-complex="FreeSans"/>
    </style:style>
    <style:style style:name="ce4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font-name="Times New Roman" style:font-name-asian="Droid Sans" style:font-name-complex="FreeSans"/>
    </style:style>
    <style:style style:name="ce8" style:family="table-cell" style:parent-style-name="Default">
      <style:text-properties style:font-name="Times New Roman" style:font-name-asian="Droid Sans" style:font-name-complex="FreeSans"/>
    </style:style>
    <style:style style:name="ce9" style:family="table-cell" style:parent-style-name="Default" style:data-style-name="N104">
      <style:table-cell-properties fo:background-color="transparent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Arial" style:font-name-asian="Droid Sans"/>
    </style:style>
  </office:automatic-styles>
  <office:body>
    <office:spreadsheet>
      <table:table table:name="SCSI2SD Norm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0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1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7.77" calcext:value-type="currency">
            <text:p>$7.77</text:p>
          </table:table-cell>
          <table:table-cell table:style-name="ce9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0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 C11 C17 C19 C21</text:p>
            <text:p>C22 C23 C24 C28 C3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5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3" office:value-type="string" calcext:value-type="string">
            <text:p>Taiyo Yuden</text:p>
            <text:p>LMK105BJ105KV-F</text:p>
          </table:table-cell>
          <table:table-cell table:style-name="ce5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 C12 C13 C14 C2 C4</text:p>
            <text:p>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5" office:value-type="string" calcext:value-type="string">
            <text:p>587-2985-1-ND</text:p>
          </table:table-cell>
          <table:table-cell office:value-type="float" office:value="8" calcext:value-type="float">
            <text:p>8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0" table:formula="of:=[.H6]*[.G6]" office:value-type="currency" office:currency="AUD" office:value="3.04" calcext:value-type="currency">
            <text:p>$3.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3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0" table:formula="of:=[.H7]*[.G7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0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0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6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0.86" calcext:value-type="currency">
            <text:p>$0.86</text:p>
          </table:table-cell>
          <table:table-cell table:style-name="ce9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SCSI connector</text:p>
            <text:p>50 pin narrow</text:p>
          </table:table-cell>
          <table:table-cell table:style-name="ce2"/>
          <table:table-cell table:style-name="ce2" office:value-type="string" calcext:value-type="string">
            <text:p>50 pos 0.1” right-angle</text:p>
          </table:table-cell>
          <table:table-cell table:style-name="ce2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7" office:value-type="string" calcext:value-type="string">
            <text:p>ED10542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1.13" calcext:value-type="currency">
            <text:p>$1.13</text:p>
          </table:table-cell>
          <table:table-cell table:style-name="ce9" table:formula="of:=[.H11]*[.G11]" office:value-type="currency" office:currency="AUD" office:value="1.13" calcext:value-type="currency">
            <text:p>$1.13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5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0" table:formula="of:=[.H12]*[.G12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table:style-name="ce2" office:value-type="string" calcext:value-type="string">
            <text:p>2.85V Linear Regulator</text:p>
            <text:p>SCSI Terminator Power</text:p>
          </table:table-cell>
          <table:table-cell table:style-name="ce3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5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0" table:formula="of:=[.H13]*[.G13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5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0" table:formula="of:=[.H14]*[.G14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5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15]*[.G15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8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0" table:formula="of:=[.H16]*[.G16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 R11 R12 R6 R7 R8 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Ω </text:p>
          </table:table-cell>
          <table:table-cell office:value-type="string" calcext:value-type="string">
            <text:p>SMD 0805</text:p>
          </table:table-cell>
          <table:table-cell table:style-name="ce3" office:value-type="string" calcext:value-type="string">
            <text:p>TE Connectivity</text:p>
            <text:p>1623097-1</text:p>
          </table:table-cell>
          <table:table-cell table:style-name="ce8" office:value-type="string" calcext:value-type="string">
            <text:p>A106054CT-ND</text:p>
          </table:table-cell>
          <table:table-cell office:value-type="float" office:value="7" calcext:value-type="float">
            <text:p>7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17]*[.G17]" office:value-type="currency" office:currency="AUD" office:value="0.7" calcext:value-type="currency">
            <text:p>$0.7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18]*[.G18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0" table:formula="of:=[.H19]*[.G19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0" table:formula="of:=[.H20]*[.G20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10" table:formula="of:=[.H21]*[.G21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22]*[.G22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0" table:formula="of:=[.H23]*[.G23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style-name="ce11" table:formula="of:=SUM([.I2:.I23])" office:value-type="currency" office:currency="AUD" office:value="29.81" calcext:value-type="currency">
            <text:p>$29.8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3.5” Disk Case Compone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3D printed bracked</text:p>
          </table:table-cell>
          <table:table-cell table:number-columns-repeated="3"/>
          <table:table-cell office:value-type="string" calcext:value-type="string">
            <text:p>makexyz.com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4" calcext:value-type="currency">
            <text:p>$4.00</text:p>
          </table:table-cell>
          <table:table-cell table:style-name="ce10" table:formula="of:=[.H26]*[.G26]" office:value-type="currency" office:currency="AUD" office:value="4" calcext:value-type="currency">
            <text:p>$4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0.5mm tap</text:p>
          </table:table-cell>
          <table:table-cell office:value-type="string" calcext:value-type="string">
            <text:p>M3 x 10mm</text:p>
          </table:table-cell>
          <table:table-cell table:number-columns-repeated="2"/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" calcext:value-type="currency">
            <text:p>$5.00</text:p>
          </table:table-cell>
          <table:table-cell table:style-name="ce10" table:formula="of:=[.H27]*[.G27]" office:value-type="currency" office:currency="AUD" office:value="5" calcext:value-type="currency">
            <text:p>$5.00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 table:number-columns-repeated="6"/>
          <table:table-cell table:style-name="ce11" table:formula="of:=SUM([.I26:.I27])" office:value-type="currency" office:currency="AUD" office:value="9" calcext:value-type="currency">
            <text:p>$9.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6"/>
          <table:table-cell table:style-name="ce11"/>
          <table:table-cell table:style-name="ce11" table:formula="of:=[.I24]+[.I28]" office:value-type="currency" office:currency="AUD" office:value="38.81" calcext:value-type="currency">
            <text:p>$38.81</text:p>
          </table:table-cell>
          <table:table-cell table:style-name="ce1" office:value-type="string" calcext:value-type="string">
            <text:p>US DOLLARS</text:p>
          </table:table-cell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1" table:number-columns-repeated="7"/>
          <table:table-cell table:style-name="ce11"/>
          <table:table-cell table:style-name="ce10" table:formula="of:=[.I30]/[.L31]" office:value-type="currency" office:currency="AUD" office:value="41.2872340425532" calcext:value-type="currency">
            <text:p>$41.29</text:p>
          </table:table-cell>
          <table:table-cell office:value-type="string" calcext:value-type="string">
            <text:p>AUD Dollar</text:p>
          </table:table-cell>
          <table:table-cell table:style-name="ce10" office:value-type="string" calcext:value-type="string">
            <text:p>Exchange Rate:</text:p>
          </table:table-cell>
          <table:table-cell office:value-type="float" office:value="0.94" calcext:value-type="float">
            <text:p>0.94</text:p>
          </table:table-cell>
          <table:table-cell table:style-name="ce1" table:number-columns-repeated="1012"/>
        </table:table-row>
        <table:table-row table:style-name="ro1" table:number-rows-repeated="4">
          <table:table-cell table:number-columns-repeated="8"/>
          <table:table-cell table:style-name="ce10"/>
          <table:table-cell table:number-columns-repeated="1015"/>
        </table:table-row>
        <table:table-row table:style-name="ro1">
          <table:table-cell table:number-columns-repeated="8"/>
          <table:table-cell table:style-name="ce11"/>
          <table:table-cell table:number-columns-repeated="1015"/>
        </table:table-row>
        <table:table-row table:style-name="ro1">
          <table:table-cell table:number-columns-repeated="8"/>
          <table:table-cell table:style-name="ce12"/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11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3" table:number-rows-repeated="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werb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0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1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7.77" calcext:value-type="currency">
            <text:p>$7.77</text:p>
          </table:table-cell>
          <table:table-cell table:style-name="ce9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0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 C10 C11 C17 C19 C21</text:p>
            <text:p>C22 C23 C24 C28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5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3" office:value-type="string" calcext:value-type="string">
            <text:p>Taiyo Yuden</text:p>
            <text:p>LMK105BJ105KV-F</text:p>
          </table:table-cell>
          <table:table-cell table:style-name="ce5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 C12 C13 C14 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5" office:value-type="string" calcext:value-type="string">
            <text:p>587-2985-1-ND</text:p>
          </table:table-cell>
          <table:table-cell office:value-type="float" office:value="6" calcext:value-type="float">
            <text:p>6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0" table:formula="of:=[.H6]*[.G6]" office:value-type="currency" office:currency="AUD" office:value="2.28" calcext:value-type="currency">
            <text:p>$2.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3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0" table:formula="of:=[.H7]*[.G7]" office:value-type="currency" office:currency="AUD" office:value="0.88" calcext:value-type="currency">
            <text:p>$0.8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0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0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6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0.86" calcext:value-type="currency">
            <text:p>$0.86</text:p>
          </table:table-cell>
          <table:table-cell table:style-name="ce9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2mm 40-pin RA header</text:p>
          </table:table-cell>
          <table:table-cell table:style-name="ce2"/>
          <table:table-cell table:style-name="ce2" office:value-type="string" calcext:value-type="string">
            <text:p>40 pos 2mm through-hole header</text:p>
          </table:table-cell>
          <table:table-cell table:style-name="ce2" office:value-type="string" calcext:value-type="string">
            <text:p>Assmann WSW Components</text:p>
            <text:p>AWHW2-40A-0202-T-R</text:p>
          </table:table-cell>
          <table:table-cell table:style-name="ce7" office:value-type="string" calcext:value-type="string">
            <text:p>AE10558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1.57" calcext:value-type="currency">
            <text:p>$1.57</text:p>
          </table:table-cell>
          <table:table-cell table:style-name="ce9" table:formula="of:=[.H11]*[.G11]" office:value-type="currency" office:currency="AUD" office:value="1.57" calcext:value-type="currency">
            <text:p>$1.57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table:style-name="ce2" office:value-type="string" calcext:value-type="string">
            <text:p>2.85V Linear Regulator</text:p>
            <text:p>SCSI Terminator Power</text:p>
          </table:table-cell>
          <table:table-cell table:style-name="ce3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5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0" table:formula="of:=[.H12]*[.G12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5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0" table:formula="of:=[.H13]*[.G13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5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14]*[.G14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15]*[.G15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0" table:formula="of:=[.H16]*[.G16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0" table:formula="of:=[.H17]*[.G17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10" table:formula="of:=[.H18]*[.G18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19]*[.G19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0" table:formula="of:=[.H20]*[.G20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style-name="ce11" table:formula="of:=SUM([.I2:.I20])" office:value-type="currency" office:currency="AUD" office:value="26.92" calcext:value-type="currency">
            <text:p>$26.92</text:p>
          </table:table-cell>
          <table:table-cell table:number-columns-repeated="1015"/>
        </table:table-row>
        <table:table-row table:style-name="ro1">
          <table:table-cell table:style-name="ce1" table:number-columns-repeated="7"/>
          <table:table-cell table:style-name="ce11"/>
          <table:table-cell table:style-name="ce10"/>
          <table:table-cell/>
          <table:table-cell table:style-name="ce10"/>
          <table:table-cell office:value-type="float" office:value="0.94" calcext:value-type="float">
            <text:p>0.94</text:p>
          </table:table-cell>
          <table:table-cell table:style-name="ce1" table:number-columns-repeated="1012"/>
        </table:table-row>
        <table:table-row table:style-name="ro1" table:number-rows-repeated="4">
          <table:table-cell table:number-columns-repeated="8"/>
          <table:table-cell table:style-name="ce10"/>
          <table:table-cell table:number-columns-repeated="1015"/>
        </table:table-row>
        <table:table-row table:style-name="ro1">
          <table:table-cell table:number-columns-repeated="8"/>
          <table:table-cell table:style-name="ce11"/>
          <table:table-cell table:number-columns-repeated="1015"/>
        </table:table-row>
        <table:table-row table:style-name="ro1">
          <table:table-cell table:number-columns-repeated="8"/>
          <table:table-cell table:style-name="ce12"/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11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 style:data-style-name="N2" text:time-value="0000-00-00T08:38:23.669926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cMaster</meta:initial-creator>
    <meta:creation-date>2012-07-30T21:17:08</meta:creation-date>
    <meta:generator>LibreOffice/4.1.5.3$Linux_X86_64 LibreOffice_project/410m0$Build-3</meta:generator>
    <dc:date>2014-03-23T08:46:24.453555471</dc:date>
    <dc:creator>Michael McMaster</dc:creator>
    <meta:editing-duration>P6DT20H13M29S</meta:editing-duration>
    <meta:editing-cycles>234</meta:editing-cycles>
    <meta:document-statistic meta:table-count="2" meta:cell-count="396" meta:object-count="0"/>
  </office:meta>
</office:document-meta>
</file>